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officeooo:paragraph-rsid="0066f2ee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4" style:family="paragraph" style:parent-style-name="Table_20_Contents">
      <style:text-properties officeooo:rsid="000bac82" officeooo:paragraph-rsid="0066f2ee"/>
    </style:style>
    <style:style style:name="P6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6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7" style:family="paragraph" style:parent-style-name="Table_20_Contents">
      <style:text-properties officeooo:paragraph-rsid="008a5ce4"/>
    </style:style>
    <style:style style:name="P68" style:family="paragraph" style:parent-style-name="Table_20_Contents">
      <style:text-properties officeooo:paragraph-rsid="008b4bd2"/>
    </style:style>
    <style:style style:name="P69" style:family="paragraph" style:parent-style-name="Table_20_Contents">
      <style:text-properties officeooo:paragraph-rsid="008c710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4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7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8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9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00" style:family="paragraph" style:parent-style-name="Text_20_body">
      <style:text-properties officeooo:rsid="0063f0b0"/>
    </style:style>
    <style:style style:name="P101" style:family="paragraph" style:parent-style-name="Standard">
      <style:paragraph-properties fo:break-before="page"/>
      <style:text-properties officeooo:paragraph-rsid="006217d2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12" style:family="paragraph" style:parent-style-name="Table_20_Contents">
      <style:text-properties officeooo:paragraph-rsid="0063f0b0"/>
    </style:style>
    <style:style style:name="P11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11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11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1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11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118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20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2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2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2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2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3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3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33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34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40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41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42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43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44" style:family="paragraph" style:parent-style-name="Зміст_5f_вимоги">
      <style:text-properties fo:font-size="10pt" officeooo:paragraph-rsid="009e84d6" style:font-size-asian="10pt" style:font-size-complex="10pt"/>
    </style:style>
    <style:style style:name="P145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6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7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5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6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57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4e73d" style:font-style-asian="italic" style:font-style-complex="italic"/>
    </style:style>
    <style:style style:name="T10" style:family="text">
      <style:text-properties fo:font-style="italic" officeooo:rsid="00864192" style:font-style-asian="italic" style:font-style-complex="italic"/>
    </style:style>
    <style:style style:name="T11" style:family="text">
      <style:text-properties fo:font-style="italic" officeooo:rsid="00871d76" style:font-style-asian="italic" style:font-style-complex="italic"/>
    </style:style>
    <style:style style:name="T12" style:family="text">
      <style:text-properties fo:font-style="italic" officeooo:rsid="00878bfc" style:font-style-asian="italic" style:font-style-complex="italic"/>
    </style:style>
    <style:style style:name="T13" style:family="text">
      <style:text-properties fo:font-style="italic" officeooo:rsid="00891004" style:font-style-asian="italic" style:font-style-complex="italic"/>
    </style:style>
    <style:style style:name="T14" style:family="text">
      <style:text-properties fo:font-style="italic" officeooo:rsid="008adda3" style:font-style-asian="italic" style:font-style-complex="italic"/>
    </style:style>
    <style:style style:name="T15" style:family="text">
      <style:text-properties fo:font-style="italic" officeooo:rsid="008b4bd2" style:font-style-asian="italic" style:font-style-complex="italic"/>
    </style:style>
    <style:style style:name="T16" style:family="text">
      <style:text-properties fo:font-style="italic" officeooo:rsid="00a89c77" style:font-style-asian="italic" style:font-style-complex="italic"/>
    </style:style>
    <style:style style:name="T17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8" style:family="text">
      <style:text-properties fo:font-style="italic" style:font-name-asian="Times New Roman1" style:font-style-asian="italic" style:font-name-complex="Times New Roman1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72bdf" style:font-size-asian="10.5pt" style:font-style-asian="italic" style:font-weight-asian="normal" style:font-size-complex="10.5pt" style:font-style-complex="italic" style:text-emphasize="none"/>
    </style:style>
    <style:style style:name="T59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60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63" style:family="text">
      <style:text-properties officeooo:rsid="0023c526"/>
    </style:style>
    <style:style style:name="T64" style:family="text">
      <style:text-properties officeooo:rsid="00282cca"/>
    </style:style>
    <style:style style:name="T65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66" style:family="text">
      <style:text-properties style:font-name="Times New Roman" style:font-name-asian="Times New Roman1" style:font-name-complex="Times New Roman1"/>
    </style:style>
    <style:style style:name="T6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6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69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70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71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72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7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74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75" style:family="text">
      <style:text-properties style:font-name="Times New Roman" fo:font-style="italic" style:font-name-asian="Times New Roman1" style:font-style-asian="italic" style:font-name-complex="Times New Roman1"/>
    </style:style>
    <style:style style:name="T76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77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7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9" style:family="text">
      <style:text-properties style:font-name-asian="Times New Roman1" style:font-name-complex="Times New Roman1"/>
    </style:style>
    <style:style style:name="T80" style:family="text">
      <style:text-properties officeooo:rsid="00282cca" style:font-name-asian="Times New Roman1" style:font-name-complex="Times New Roman1"/>
    </style:style>
    <style:style style:name="T81" style:family="text">
      <style:text-properties officeooo:rsid="002e1b18" style:font-name-asian="Times New Roman1" style:font-name-complex="Times New Roman1" style:font-style-complex="normal"/>
    </style:style>
    <style:style style:name="T82" style:family="text">
      <style:text-properties officeooo:rsid="009f6097" style:font-name-asian="Times New Roman1" style:font-name-complex="Times New Roman1" style:font-style-complex="normal"/>
    </style:style>
    <style:style style:name="T83" style:family="text">
      <style:text-properties officeooo:rsid="002e1b18" style:font-name-asian="Times New Roman1" style:font-name-complex="Times New Roman1"/>
    </style:style>
    <style:style style:name="T84" style:family="text">
      <style:text-properties officeooo:rsid="001331e3" style:font-name-asian="Times New Roman1" style:font-name-complex="Times New Roman1"/>
    </style:style>
    <style:style style:name="T85" style:family="text">
      <style:text-properties officeooo:rsid="00181cf4" style:font-name-asian="Times New Roman1" style:font-name-complex="Times New Roman1"/>
    </style:style>
    <style:style style:name="T86" style:family="text">
      <style:text-properties officeooo:rsid="002e1b18"/>
    </style:style>
    <style:style style:name="T87" style:family="text">
      <style:text-properties officeooo:rsid="00181cf4"/>
    </style:style>
    <style:style style:name="T88" style:family="text">
      <style:text-properties fo:language="ru" fo:country="RU"/>
    </style:style>
    <style:style style:name="T89" style:family="text">
      <style:text-properties officeooo:rsid="002e1b18" style:font-style-complex="normal"/>
    </style:style>
    <style:style style:name="T90" style:family="text">
      <style:text-properties officeooo:rsid="0023c526" style:font-style-complex="normal"/>
    </style:style>
    <style:style style:name="T91" style:family="text">
      <style:text-properties officeooo:rsid="002ee2e5" style:font-style-complex="normal"/>
    </style:style>
    <style:style style:name="T92" style:family="text">
      <style:text-properties officeooo:rsid="002ee2e5" style:font-style-complex="normal" style:font-weight-complex="normal"/>
    </style:style>
    <style:style style:name="T93" style:family="text">
      <style:text-properties officeooo:rsid="0084b05b" style:font-style-complex="normal"/>
    </style:style>
    <style:style style:name="T94" style:family="text">
      <style:text-properties officeooo:rsid="009f6097" style:font-style-complex="normal"/>
    </style:style>
    <style:style style:name="T95" style:family="text">
      <style:text-properties officeooo:rsid="00a89c77" style:font-style-complex="normal"/>
    </style:style>
    <style:style style:name="T96" style:family="text">
      <style:text-properties fo:language="en" fo:country="US"/>
    </style:style>
    <style:style style:name="T97" style:family="text">
      <style:text-properties fo:language="uk" fo:country="UA"/>
    </style:style>
    <style:style style:name="T98" style:family="text">
      <style:text-properties fo:language="uk" fo:country="UA" officeooo:rsid="002c9457"/>
    </style:style>
    <style:style style:name="T99" style:family="text">
      <style:text-properties fo:language="uk" fo:country="UA" officeooo:rsid="0021a7d8"/>
    </style:style>
    <style:style style:name="T100" style:family="text">
      <style:text-properties fo:language="uk" fo:country="UA" fo:font-weight="bold" officeooo:rsid="002c9457" style:font-weight-asian="bold" style:font-weight-complex="bold"/>
    </style:style>
    <style:style style:name="T101" style:family="text">
      <style:text-properties fo:language="uk" fo:country="UA" fo:font-weight="bold" officeooo:rsid="007055ea" style:font-weight-asian="bold" style:font-weight-complex="bold"/>
    </style:style>
    <style:style style:name="T102" style:family="text">
      <style:text-properties fo:language="uk" fo:country="UA" fo:font-weight="bold" officeooo:rsid="000bac82" style:font-weight-asian="bold" style:font-weight-complex="bold"/>
    </style:style>
    <style:style style:name="T103" style:family="text">
      <style:text-properties fo:language="uk" fo:country="UA" fo:font-weight="bold" officeooo:rsid="0021a7d8" style:font-weight-asian="bold" style:font-weight-complex="bold"/>
    </style:style>
    <style:style style:name="T104" style:family="text">
      <style:text-properties fo:language="uk" fo:country="UA" fo:font-weight="bold" officeooo:rsid="00694122" style:font-weight-asian="bold" style:font-weight-complex="bold"/>
    </style:style>
    <style:style style:name="T105" style:family="text">
      <style:text-properties fo:language="uk" fo:country="UA" fo:font-weight="bold" officeooo:rsid="008b4bd2" style:font-weight-asian="bold" style:font-weight-complex="bold"/>
    </style:style>
    <style:style style:name="T106" style:family="text">
      <style:text-properties fo:language="uk" fo:country="UA" fo:font-weight="normal" officeooo:rsid="0021a7d8" style:font-weight-asian="normal" style:font-weight-complex="normal"/>
    </style:style>
    <style:style style:name="T107" style:family="text">
      <style:text-properties fo:language="uk" fo:country="UA" fo:font-weight="normal" officeooo:rsid="0069f8c3" style:font-weight-asian="normal" style:font-weight-complex="normal"/>
    </style:style>
    <style:style style:name="T108" style:family="text">
      <style:text-properties fo:language="uk" fo:country="UA" officeooo:rsid="0058499d"/>
    </style:style>
    <style:style style:name="T109" style:family="text">
      <style:text-properties fo:language="uk" fo:country="UA" officeooo:rsid="00694122"/>
    </style:style>
    <style:style style:name="T110" style:family="text">
      <style:text-properties fo:language="uk" fo:country="UA" officeooo:rsid="008a5ce4"/>
    </style:style>
    <style:style style:name="T111" style:family="text">
      <style:text-properties fo:language="uk" fo:country="UA" officeooo:rsid="008b4bd2"/>
    </style:style>
    <style:style style:name="T112" style:family="text">
      <style:text-properties fo:language="uk" fo:country="UA" officeooo:rsid="008c710e"/>
    </style:style>
    <style:style style:name="T113" style:family="text">
      <style:text-properties fo:language="uk" fo:country="UA" officeooo:rsid="0071856a"/>
    </style:style>
    <style:style style:name="T114" style:family="text">
      <style:text-properties fo:language="uk" fo:country="UA" officeooo:rsid="0099c41d"/>
    </style:style>
    <style:style style:name="T115" style:family="text">
      <style:text-properties officeooo:rsid="000f0310"/>
    </style:style>
    <style:style style:name="T116" style:family="text">
      <style:text-properties officeooo:rsid="0010dd33"/>
    </style:style>
    <style:style style:name="T117" style:family="text">
      <style:text-properties officeooo:rsid="00117476"/>
    </style:style>
    <style:style style:name="T118" style:family="text">
      <style:text-properties officeooo:rsid="0042ad5b"/>
    </style:style>
    <style:style style:name="T119" style:family="text">
      <style:text-properties officeooo:rsid="00464a7d"/>
    </style:style>
    <style:style style:name="T120" style:family="text">
      <style:text-properties officeooo:rsid="0063f0b0"/>
    </style:style>
    <style:style style:name="T121" style:family="text">
      <style:text-properties officeooo:rsid="0066f2ee"/>
    </style:style>
    <style:style style:name="T122" style:family="text">
      <style:text-properties officeooo:rsid="006b7d4c"/>
    </style:style>
    <style:style style:name="T123" style:family="text">
      <style:text-properties officeooo:rsid="006e73f6"/>
    </style:style>
    <style:style style:name="T124" style:family="text">
      <style:text-properties officeooo:rsid="007055ea"/>
    </style:style>
    <style:style style:name="T125" style:family="text">
      <style:text-properties style:text-underline-style="solid" style:text-underline-width="auto" style:text-underline-color="font-color"/>
    </style:style>
    <style:style style:name="T126" style:family="text">
      <style:text-properties fo:font-size="12pt" officeooo:rsid="0014585f" style:font-size-asian="12pt"/>
    </style:style>
    <style:style style:name="T127" style:family="text">
      <style:text-properties officeooo:rsid="0076c6f2"/>
    </style:style>
    <style:style style:name="T128" style:family="text">
      <style:text-properties fo:font-weight="bold" officeooo:rsid="002c9457" style:font-weight-asian="bold" style:font-weight-complex="bold"/>
    </style:style>
    <style:style style:name="T129" style:family="text">
      <style:text-properties fo:font-weight="bold" officeooo:rsid="007055ea" style:font-weight-asian="bold" style:font-weight-complex="bold"/>
    </style:style>
    <style:style style:name="T130" style:family="text">
      <style:text-properties officeooo:rsid="007be8e8"/>
    </style:style>
    <style:style style:name="T131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132" style:family="text">
      <style:text-properties officeooo:rsid="008ff984"/>
    </style:style>
    <style:style style:name="T133" style:family="text">
      <style:text-properties officeooo:rsid="0095924b"/>
    </style:style>
    <style:style style:name="T134" style:family="text">
      <style:text-properties officeooo:rsid="00969118"/>
    </style:style>
    <style:style style:name="T135" style:family="text">
      <style:text-properties officeooo:rsid="00980f51"/>
    </style:style>
    <style:style style:name="T136" style:family="text">
      <style:text-properties officeooo:rsid="009cbec8"/>
    </style:style>
    <style:style style:name="T137" style:family="text">
      <style:text-properties fo:font-size="10pt" style:font-name-asian="Calibri" style:font-size-asian="10pt" style:font-size-complex="10pt"/>
    </style:style>
    <style:style style:name="T138" style:family="text">
      <style:text-properties officeooo:rsid="009e84d6"/>
    </style:style>
    <style:style style:name="T139" style:family="text">
      <style:text-properties officeooo:rsid="00a08bae"/>
    </style:style>
    <style:style style:name="T140" style:family="text">
      <style:text-properties officeooo:rsid="00576bac"/>
    </style:style>
    <style:style style:name="T141" style:family="text">
      <style:text-properties officeooo:rsid="00a4c63a"/>
    </style:style>
    <style:style style:name="T142" style:family="text">
      <style:text-properties officeooo:rsid="00a72b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0">№ Уроку</text:p>
          </table:table-cell>
          <table:table-cell table:style-name="Таблиця2.A1" office:value-type="string">
            <text:p text:style-name="P60">№ Теми</text:p>
          </table:table-cell>
          <table:table-cell table:style-name="Таблиця2.A1" office:value-type="string">
            <text:p text:style-name="P61">Тема урока</text:p>
          </table:table-cell>
          <table:table-cell table:style-name="Таблиця2.D1" office:value-type="string">
            <text:p text:style-name="P61"/>
          </table:table-cell>
          <table:table-cell table:style-name="Таблиця2.A1" office:value-type="string">
            <text:p text:style-name="P62"><text:span text:style-name="T133">9</text:span>-<text:span text:style-name="T119">А</text:span></text:p>
          </table:table-cell>
          <table:table-cell table:style-name="Таблиця2.A1" office:value-type="string">
            <text:p text:style-name="P62"><text:span text:style-name="T133">9</text:span>-<text:span text:style-name="T119">Б</text:span></text:p>
          </table:table-cell>
          <table:table-cell table:style-name="Таблиця2.G1" office:value-type="string">
            <text:p text:style-name="P62"><text:span text:style-name="T133">9</text:span>-<text:span text:style-name="T122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3">Тема </text:span><text:span text:style-name="T24">1</text:span><text:span text:style-name="T23">. </text:span><text:span text:style-name="T20">Алгоритми та програми </text:span><text:span text:style-name="T21">(</text:span><text:span text:style-name="T22">32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50">П<text:span text:style-name="T138">оняття одновимірних масивів.</text:span></text:p>
          </table:table-cell>
          <table:table-cell table:style-name="Таблиця2.D1" table:number-rows-spanned="32" office:value-type="string">
            <text:p text:style-name="P121"><text:span text:style-name="T76">Учень/учениця</text:span></text:p>
            <text:p text:style-name="P126"><text:span text:style-name="T76">Знаннєва складова</text:span></text:p>
            <text:p text:style-name="P144"><text:span text:style-name="T1">Пояснює </text:span>принцип організації даних за допомогою одновимірних масивів.</text:p>
            <text:p text:style-name="P144"><text:span text:style-name="T1">Пояснює </text:span>поняття масиву, елемента масиву, індексу та значення елемента.</text:p>
            <text:p text:style-name="P144"><text:span text:style-name="T1">Описує </text:span>алгоритми опрацювання елементів масиву, що задовольняють певній умові.</text:p>
            <text:p text:style-name="P144"><text:span text:style-name="T1">Описує</text:span> алгоритм знаходження підсумкових величин у масиві.</text:p>
            <text:p text:style-name="P144"><text:span text:style-name="T1">Описує </text:span>принаймні один алгоритм впорядкування масиву</text:p>
            <text:p text:style-name="P128"/>
            <text:p text:style-name="P125"><text:span text:style-name="T76">Діяльнісна складова</text:span></text:p>
            <text:p text:style-name="P129"><text:span text:style-name="T77">Складає й описує</text:span><text:span text:style-name="T78"> </text:span><text:span text:style-name="Зміст_5f_вимоги_20_Знак"><text:span text:style-name="T137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78"> та його впорядкування</text:span></text:p>
            <text:p text:style-name="P128"/>
            <text:p text:style-name="P126"><text:span text:style-name="T76">Ціннісна складова</text:span></text:p>
            <text:p text:style-name="P130"><text:span text:style-name="T75">Оцінює</text:span><text:span text:style-name="T66"> часову та ємнісну складність алгоритмів.</text:span></text:p>
            <text:p text:style-name="P140">Усвідомлює важливість застосування ефективних методів для опрацювання великих наборів даних</text:p>
            <text:p text:style-name="P140"/>
            <text:p text:style-name="P122"><text:span text:style-name="T17">Учень/учениця</text:span></text:p>
            <text:p text:style-name="P131"><text:span text:style-name="T17">Знаннєва складова</text:span></text:p>
            <text:p text:style-name="P145"><text:span text:style-name="T1">Розуміє </text:span>призначення мови програмування та основних її елементів<text:span text:style-name="T88">. </text:span>Наводить приклади сучасних мов програмування.</text:p>
            <text:p text:style-name="P145"><text:span text:style-name="T1">Знає</text:span> відмінність між змінними та константами. </text:p>
            <text:p text:style-name="P145"><text:span text:style-name="T1">Порівнює</text:span> особливості різних середовищ програмування. </text:p>
            <text:p text:style-name="P145"><text:span text:style-name="T1">Розуміє</text:span> поняття об’єкта в мові програмування, його властивостей і методів.<text:span text:style-name="T125"> </text:span></text:p>
            <text:p text:style-name="P145"><text:span text:style-name="T1">Пояснює </text:span>структуру програми.</text:p>
            <text:p text:style-name="P145"><text:span text:style-name="T1">Пояснює</text:span> функції елементів графічного інтерфейсу та користується ними.</text:p>
            <text:p text:style-name="P145"><text:soft-page-break/><text:span text:style-name="T1">Розрізняє</text:span> властивості і методи елементів управління</text:p>
            <text:p text:style-name="P132"/>
            <text:p text:style-name="P131"><text:span text:style-name="T17">Діяльнісна складова</text:span></text:p>
            <text:p text:style-name="P145"><text:span text:style-name="T1">Планує</text:span> процес розв’язування задачі з використанням програмування.</text:p>
            <text:p text:style-name="P145"><text:span text:style-name="T1">Створює і налагоджує</text:span> програми, зокрема подійно- <text:s/>й об’єктно-орієнтовані.</text:p>
            <text:p text:style-name="P145"><text:span text:style-name="T1">Використовує</text:span> в програмах вирази, коректно добирає типи даних. </text:p>
            <text:p text:style-name="P145"><text:span text:style-name="T1">Розв’язує </text:span>задачі з використанням усіх базових алгоритмічних структур, змінних та констант.</text:p>
            <text:p text:style-name="P145"><text:span text:style-name="T1">Обґрунтовує</text:span> вибір типів даних для розв’язування задачі</text:p>
            <text:p text:style-name="P133"/>
            <text:p text:style-name="P131"><text:span text:style-name="T17">Ціннісна складова </text:span></text:p>
            <text:p text:style-name="P145"><text:span text:style-name="T1">Оцінює</text:span> відповідність результатів виконання програми поставленій задачі.</text:p>
            <text:p text:style-name="P141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52">Е<text:span text:style-name="T138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5"><text:span text:style-name="T43">О</text:span><text:span text:style-name="T44">дновимірні масиви</text:span><text:span text:style-name="T29">. </text:span><text:span text:style-name="T52">Практична робота №</text:span><text:span text:style-name="T53">1</text:span><text:span text:style-name="T52">. </text:span><text:span text:style-name="T28">Опрацювання елементів масивів. </text:span><text:span text:style-name="T3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50">П<text:span text:style-name="T138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113">З<text:span text:style-name="T138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113">В<text:span text:style-name="T138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5"><text:span text:style-name="T31">Складання </text:span><text:span text:style-name="T45">алгоритмів для опрацювання масивів</text:span><text:span text:style-name="T31">. </text:span><text:span text:style-name="T52">Практична робота №</text:span><text:span text:style-name="T53">2</text:span><text:span text:style-name="T52">. </text:span><text:span text:style-name="T48">В</text:span><text:span text:style-name="T49">порядкування масиву</text:span><text:span text:style-name="T40">. </text:span><text:span text:style-name="T3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114"><text:span text:style-name="T94">Складання </text:span><text:span text:style-name="T82">алгоритмів для опрацювання масивів</text:span><text:span text:style-name="T94">. </text:span><text:s/><text:span text:style-name="T2">Практична робота №</text:span><text:span text:style-name="T5">3</text:span><text:span text:style-name="T2">. </text:span>Виконання<text:span text:style-name="T63"> алгоритм</text:span>ів<text:span text:style-name="T63">. </text:span><text:span text:style-name="T8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51">О<text:span text:style-name="T139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51">М<text:span text:style-name="T139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51">А<text:span text:style-name="T139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51">З<text:span text:style-name="T139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112"><text:span text:style-name="T33">Робота з масивами.</text:span><text:span text:style-name="T54"> </text:span><text:span text:style-name="T52">Практична робота №</text:span><text:span text:style-name="T53">4</text:span><text:span text:style-name="T52">. </text:span><text:span text:style-name="T32">С</text:span><text:span text:style-name="T33">кладання алгоритмів впорядкування масивів</text:span><text:span text:style-name="T37">. </text:span><text:span text:style-name="T3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18"><text:span text:style-name="T34">Ефективність алгоритмів.</text:span><text:span text:style-name="T55"> </text:span><text:span text:style-name="T52">Практична робота №</text:span><text:span text:style-name="T53">5</text:span><text:span text:style-name="T52">. </text:span><text:span text:style-name="T60">О</text:span><text:span text:style-name="T61">ціне</text:span><text:span text:style-name="T62">ння часової та ємнісної складності алгоритмів.</text:span><text:span text:style-name="T41"> </text:span><text:span text:style-name="T3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8">Повторення <text:span text:style-name="T130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6">Узагальнення <text:span text:style-name="T123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8"><text:span text:style-name="T140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8"><text:span text:style-name="T140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8"><text:span text:style-name="T140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8"><text:span text:style-name="T140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8"><text:span text:style-name="T140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8"><text:span text:style-name="T140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8"><text:span text:style-name="T140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8"><text:span text:style-name="T140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8"><text:span text:style-name="T140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8"><text:span text:style-name="T140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8"><text:span text:style-name="T140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8"><text:span text:style-name="T140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9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9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115">П<text:span text:style-name="T141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19"><text:span text:style-name="T87">Тема 2</text:span>. <text:span text:style-name="T79">Програмне забезпечення та інформаційна безпека </text:span>(<text:span text:style-name="T127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53">П<text:span text:style-name="T142">рограмне забезпечення, типи.</text:span></text:p>
          </table:table-cell>
          <table:table-cell table:style-name="Таблиця1.D2" table:number-rows-spanned="9" office:value-type="string">
            <text:p text:style-name="P123"><text:span text:style-name="T17">Учень/учениця</text:span></text:p>
            <text:p text:style-name="P134"><text:span text:style-name="T17">Знаннєва складова</text:span></text:p>
            <text:p text:style-name="P146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46"><text:span text:style-name="T1">Класифікує </text:span>операційні системи; <text:span text:style-name="T1">пояснює </text:span>призначення драйверів.</text:p>
            <text:p text:style-name="P146"><text:span text:style-name="T1">Пояснює</text:span> поняття сумісності програмного забезпечення.</text:p>
            <text:p text:style-name="P146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46"><text:span text:style-name="T1">Пояснює</text:span> принципи стиснення даних.</text:p>
            <text:p text:style-name="P146"><text:span text:style-name="T1">Називає</text:span> типи файлів архівів.</text:p>
            <text:p text:style-name="P146"><text:span text:style-name="T1">Називає</text:span> основні типи шкідливих програм та <text:span text:style-name="T1">пояснює</text:span> принцип їх дії.</text:p>
            <text:p text:style-name="P146"><text:span text:style-name="T1">Розуміє</text:span> принципи і знає методи захисту від інформаційних загроз</text:p>
            <text:p text:style-name="P135"/>
            <text:p text:style-name="P134"><text:span text:style-name="T17">Діяльнісна складова</text:span></text:p>
            <text:p text:style-name="P146"><text:span text:style-name="T1">Уміє</text:span> стискати файли та розпаковувати архіви.</text:p>
            <text:p text:style-name="P146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46"><text:span text:style-name="T1">Добирає</text:span> програмне забезпечення <text:s/>під конкретні задачі</text:p>
            <text:p text:style-name="P136"/>
            <text:p text:style-name="P127"><text:span text:style-name="T17">Ціннісна складова</text:span></text:p>
            <text:p text:style-name="P146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42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57"><text:span text:style-name="T56">Практична робота №</text:span><text:span text:style-name="T57">7</text:span><text:span text:style-name="T56">. </text:span><text:span text:style-name="T50">К</text:span><text:span text:style-name="T51">ласифікація програмного забезпечення.</text:span><text:span text:style-name="T42"> </text:span><text:span text:style-name="T39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4">О<text:span text:style-name="T142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4">Д<text:span text:style-name="T142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6"><text:span text:style-name="T56"><text:s/></text:span><text:span text:style-name="T46">С</text:span><text:span text:style-name="T47">умісність програмного забезпечення.</text:span><text:span text:style-name="T36"> </text:span><text:span text:style-name="T39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4">Л<text:span text:style-name="T142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4">П<text:span text:style-name="T142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9"><text:span text:style-name="T6">Практична робота №</text:span><text:span text:style-name="T12">8</text:span><text:span text:style-name="T6">. </text:span><text:span text:style-name="T95">Стискання та розпакування архівів. </text:span><text:span text:style-name="T89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116"><text:span text:style-name="T64">Узагальнення з теми </text:span><text:span text:style-name="T84">Програмне забезпечення та інформаційна безпека.</text:span>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<text:soft-page-break/></text:p>
            <text:p text:style-name="P77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10">Тема <text:span text:style-name="T120">3</text:span>. <text:span text:style-name="T66">Бази даних. Системи керування базами даних </text:span>(<text:span text:style-name="T124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92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24"><text:span text:style-name="T17">Учень/учениця</text:span></text:p>
            <text:p text:style-name="P137"><text:span text:style-name="T17">Знаннєва складова</text:span></text:p>
            <text:p text:style-name="P147"><text:span text:style-name="T1">Дає</text:span> означення бази даних.</text:p>
            <text:p text:style-name="P147"><text:span text:style-name="T1">Пояснює </text:span>відмінності подання даних у багатотабличних БД та в електронних таблицях.</text:p>
            <text:p text:style-name="P147"><text:span text:style-name="T1">Пояснює</text:span> поняття таблиці, поля, запису, ключа таблиці.</text:p>
            <text:p text:style-name="P147"><text:span text:style-name="T1">Пояснює</text:span> призначення систем керування базами даних</text:p>
            <text:p text:style-name="P147"/>
            <text:p text:style-name="P137"><text:span text:style-name="T17">Діяльнісна складова</text:span></text:p>
            <text:p text:style-name="P147"><text:span text:style-name="T1">Уводить дані</text:span> в таблиці, усвідомлюючи обмеження, що накладаються структурою бази даних.</text:p>
            <text:p text:style-name="P147"><text:span text:style-name="T1">Сортує дані</text:span> в таблицях бази за одним чи кількома полями.</text:p>
            <text:p text:style-name="P147"><text:span text:style-name="T1">Фільтрує дані</text:span> в таблицях.</text:p>
            <text:p text:style-name="P147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38"><text:span text:style-name="T18">Редагує</text:span><text:span text:style-name="T79"> дані в таблицях</text:span></text:p>
            <text:p text:style-name="P139"/>
            <text:p text:style-name="P137"><text:span text:style-name="T17">Ціннісна складова</text:span></text:p>
            <text:p text:style-name="P143"><text:span text:style-name="T25">Усвідомлює</text:span><text:span text:style-name="T19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13">9</text:span><text:span text:style-name="T3">.</text:span><text:span text:style-name="T86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1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1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7"><text:span text:style-name="T3">Практична робота №</text:span><text:span text:style-name="T13">10</text:span><text:span text:style-name="T3">. </text:span><text:span text:style-name="T93">Використання графічних елементів на веб-сторінках. </text:span><text:span text:style-name="T86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86"><text:span text:style-name="T3">Практична робота №</text:span><text:span text:style-name="T7">1</text:span><text:span text:style-name="T13">1</text:span><text:span text:style-name="T3">. </text:span><text:span text:style-name="T93">Використання мультимедійних елементів на веб-сторінках.</text:span> <text:span text:style-name="T89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89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89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117"><text:span text:style-name="T64">Узагальнення з теми <text:s/>«</text:span><text:span text:style-name="T85">Бази даних. Системи керування базами даних».</text:span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><text:soft-page-break/></text:p>
            <text:p text:style-name="P73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10">Тема <text:span text:style-name="T127">4</text:span>. <text:span text:style-name="T66">Опрацювання табличних даних</text:span> (<text:span text:style-name="T124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93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4">Учень/учениця</text:p>
            <text:p text:style-name="P108">Знаннєва складова</text:p>
            <text:p text:style-name="P97"><text:span text:style-name="T1">Пояснює </text:span>принципи оцифровування звуку та відеоряду.</text:p>
            <text:p text:style-name="P97"><text:span text:style-name="T1">Розрізняє</text:span> формати аудіо- й відеофайлів.</text:p>
            <text:p text:style-name="P97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7"><text:span text:style-name="T1">Наводить приклади</text:span> сервісів для роботи з відео- й <text:s/>аудіоданими</text:p>
            <text:p text:style-name="P108">Діяльнісна <text:s/>складова</text:p>
            <text:p text:style-name="P97"><text:span text:style-name="T1">Використовує </text:span>програми для роботи з мультимедіа.</text:p>
            <text:p text:style-name="P97"><text:span text:style-name="T1">Перетворює </text:span>формати аудіо- й відеофайлів. </text:p>
            <text:p text:style-name="P97"><text:span text:style-name="T1">Будує</text:span> відеоряд.</text:p>
            <text:p text:style-name="P97"><text:span text:style-name="T1">Використовує</text:span> мультимедійні об’єкти в презентаціях</text:p>
            <text:p text:style-name="P108">Ціннісна складова</text:p>
            <text:p text:style-name="P97"><text:span text:style-name="T1">Використовує</text:span> контент з інтернет-джерел з урахуванням авторських прав. </text:p>
            <text:p text:style-name="P97"><text:span text:style-name="T1">Ураховує</text:span> художньо-естетичну складову <text:line-break/>в процесі створення мультимедійних об’єктів</text:p>
            <text:p text:style-name="P94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4">2</text:span><text:span text:style-name="T3">.</text:span><text:span text:style-name="T86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80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84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8"><text:span text:style-name="T3">Практична робота №</text:span><text:span text:style-name="T10">1</text:span><text:span text:style-name="T14">3</text:span><text:span text:style-name="T3"> </text:span><text:span text:style-name="T89">Захоплення аудіо й відео, створення аудіо-, відеофрагментів. </text:span><text:span text:style-name="T86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87"><text:span text:style-name="T3">Практична робота №</text:span><text:span text:style-name="T7">1</text:span><text:span text:style-name="T14">4</text:span><text:span text:style-name="T3">. </text:span><text:span text:style-name="T89">Побудова аудіо- й відеоряду. Додавання до кліпу ефектів.</text:span><text:span text:style-name="T3"> </text:span><text:span text:style-name="T89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90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90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3"><text:span text:style-name="T64">Узагальнення з теми <text:s/>«</text:span><text:span text:style-name="T80">Служби Інтернету»</text:span></text:p>
            <text:p text:style-name="P73"/>
            <text:p text:style-name="P73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10">Тема <text:span text:style-name="T127">5</text:span>. <text:span text:style-name="T66">3D-графіка</text:span> (<text:span text:style-name="T132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95">Пошук та заміна фрагментів тексту.</text:p>
          </table:table-cell>
          <table:table-cell table:style-name="Таблиця6.A2" table:number-rows-spanned="11" office:value-type="string">
            <text:p text:style-name="P103">Учень/учениця</text:p>
            <text:p text:style-name="P105">Знаннєва складова</text:p>
            <text:p text:style-name="P99"><text:span text:style-name="T1">Має уявлення</text:span> про принципи та можливості опрацювання текстових даних. </text:p>
            <text:p text:style-name="P99"><text:span text:style-name="T1">Має уявлення</text:span> про структуру документа. </text:p>
            <text:p text:style-name="P99"><text:span text:style-name="T1">Пояснює</text:span> принципи стильового оформлення та спільної роботи з документом.</text:p>
            <text:p text:style-name="P106">Діяльнісна складова</text:p>
            <text:p text:style-name="P99"><text:soft-page-break/><text:span text:style-name="T1">Знаходить і замінює</text:span> символи та групи символів. </text:p>
            <text:p text:style-name="P99"><text:span text:style-name="T1">Створює й використовує</text:span> гіперпосилання в текстовому документі.</text:p>
            <text:p text:style-name="P99"><text:span text:style-name="T1">Використовує </text:span>стилі для форматування документа. </text:p>
            <text:p text:style-name="P99"><text:span text:style-name="T1">Структурує</text:span> документ і створює його зміст.</text:p>
            <text:p text:style-name="P99"><text:span text:style-name="T1">Створює і редагує</text:span> колонтитули документа</text:p>
            <text:p text:style-name="P105">Ціннісна складова </text:p>
            <text:p text:style-name="P102"><text:span text:style-name="T26">Розуміє й обґрунтовує</text:span><text:span text:style-name="T27"> </text:span><text:span text:style-name="Зміст_5f_вимоги_20_Знак"><text:span text:style-name="T59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11">1</text:span><text:span text:style-name="T15">5</text:span><text:span text:style-name="T3">.</text:span><text:span text:style-name="T86"> </text:span><text:span text:style-name="T83">Форматування з використанням стилів. Структура документа.</text:span><text:span text:style-name="T86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2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96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11">1</text:span><text:span text:style-name="T15">6</text:span><text:span text:style-name="T3">. </text:span><text:span text:style-name="T81">Гіперпосилання в текстових документах. </text:span><text:span text:style-name="T86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85"><text:span text:style-name="T3">Практична робота №</text:span><text:span text:style-name="T7">1</text:span><text:span text:style-name="T15">7</text:span><text:span text:style-name="T3">. </text:span><text:span text:style-name="T81">Спільна робота з документом. </text:span><text:span text:style-name="T89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88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91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91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88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5"><text:span text:style-name="T64">Узагальнення з теми <text:s/>«</text:span><text:span text:style-name="T80">Опрацювання текстових даних»</text:span></text:p>
            <text:p text:style-name="P74"/>
            <text:p text:style-name="P74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01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96">II </text:span></text:span><text:span text:style-name="Основной_20_шрифт_20_абзаца"><text:span text:style-name="T97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96">III</text:span></text:span><text:span text:style-name="Основной_20_шрифт_20_абзаца"><text:span text:style-name="T97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96">IV</text:span></text:span><text:span text:style-name="Основной_20_шрифт_20_абзаца"><text:span text:style-name="T97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34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4"><text:span text:style-name="T134">9</text:span>-Б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  <table:table-row>
          <table:table-cell table:style-name="Таблица2.A2" office:value-type="string">
            <text:p text:style-name="P44"><text:span text:style-name="T134">9</text:span>-<text:span text:style-name="T119">В</text:span>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97">ік контрольних та практичних робіт </text:span></text:span><text:span text:style-name="Основной_20_шрифт_20_абзаца"><text:span text:style-name="T114">9</text:span></text:span><text:span text:style-name="Основной_20_шрифт_20_абзаца"><text:span text:style-name="T9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13">9</text:span><text:span text:style-name="T97">-А</text:span></text:p>
          </table:table-cell>
          <table:table-cell table:style-name="Таблиця4.A2" office:value-type="string">
            <text:p text:style-name="P52"><text:span text:style-name="T113">9</text:span><text:span text:style-name="T97">-Б</text:span></text:p>
          </table:table-cell>
          <table:table-cell table:style-name="Таблиця4.D2" office:value-type="string">
            <text:p text:style-name="P45"><text:span text:style-name="T135">9</text:span>-<text:span text:style-name="T121">В</text:span></text:p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98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9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9">Практична робота №</text:span></text:span><text:span text:style-name="Основной_20_шрифт_20_абзаца"><text:span text:style-name="T9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9">Практична робота №</text:span></text:span><text:span text:style-name="Основной_20_шрифт_20_абзаца"><text:span text:style-name="T10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9">Практична робота №</text:span></text:span><text:span text:style-name="Основной_20_шрифт_20_абзаца"><text:span text:style-name="T108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02">Узагальнення №</text:span></text:span><text:span text:style-name="Основной_20_шрифт_20_абзаца"><text:span text:style-name="T100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2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106">Практична робота №</text:span></text:span><text:span text:style-name="Основной_20_шрифт_20_абзаца"><text:span text:style-name="T107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29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02">Узагальнення №</text:span></text:span><text:span text:style-name="Основной_20_шрифт_20_абзаца"><text:span text:style-name="T10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106">Практична робота №</text:span></text:span><text:span text:style-name="Основной_20_шрифт_20_абзаца"><text:span text:style-name="T107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103">Практична робота №</text:span></text:span><text:span text:style-name="Основной_20_шрифт_20_абзаца"><text:span text:style-name="T104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29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00">Узагальнення №</text:span></text:span><text:span text:style-name="Основной_20_шрифт_20_абзаца"><text:span text:style-name="T10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</text:span></text:span><text:span text:style-name="Основной_20_шрифт_20_абзаца"><text:span text:style-name="T110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100">Узагальнення №</text:span></text:span><text:span text:style-name="Основной_20_шрифт_20_абзаца"><text:span text:style-name="T10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</text:span></text:span><text:span text:style-name="Основной_20_шрифт_20_абзаца"><text:span text:style-name="T11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</text:span></text:span><text:span text:style-name="Основной_20_шрифт_20_абзаца"><text:span text:style-name="T11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8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</text:span></text:span><text:span text:style-name="Основной_20_шрифт_20_абзаца"><text:span text:style-name="T11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100">Узагальнення №</text:span></text:span><text:span text:style-name="Основной_20_шрифт_20_абзаца"><text:span text:style-name="T10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</text:span></text:span><text:span text:style-name="Основной_20_шрифт_20_абзаца"><text:span text:style-name="T112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</text:span></text:span><text:span text:style-name="Основной_20_шрифт_20_абзаца"><text:span text:style-name="T112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9">Практична робота №</text:span></text:span><text:span text:style-name="Основной_20_шрифт_20_абзаца"><text:span text:style-name="T109">1</text:span></text:span><text:span text:style-name="Основной_20_шрифт_20_абзаца"><text:span text:style-name="T112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100">Узагальнення №</text:span></text:span><text:span text:style-name="Основной_20_шрифт_20_абзаца"><text:span text:style-name="T10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15">Заступник</text:span> директора _________ М.В. Савіна<text:tab/><text:tab/><text:tab/><text:tab/><text:tab/><text:tab/><text:tab/><text:tab/><text:span text:style-name="T115">Д</text:span>иректор <text:span text:style-name="T115">школи</text:span> ____________ Л.М. Воробйов</text:p>
      <text:p text:style-name="P20"><text:span text:style-name="T67">____________ 201</text:span><text:span text:style-name="T69">9</text:span><text:span text:style-name="T67"> р.<text:tab/><text:tab/><text:tab/><text:tab/><text:tab/><text:tab/><text:tab/><text:tab/><text:tab/><text:tab/><text:tab/><text:tab/><text:tab/><text:tab/><text:tab/>_____________ 201</text:span><text:span text:style-name="T70">9 </text:span><text:span text:style-name="T67">р.</text:span></text:p>
      <text:p text:style-name="P20"><text:span text:style-name="T67">____________ 20</text:span><text:span text:style-name="T69">20</text:span><text:span text:style-name="T67"> р.<text:tab/><text:tab/><text:tab/><text:tab/><text:tab/><text:tab/><text:tab/><text:tab/><text:tab/><text:tab/><text:tab/><text:tab/><text:tab/><text:tab/><text:tab/>_____________ 20</text:span><text:span text:style-name="T69">20 </text:span><text:span text:style-name="T67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18">і</text:span>нформатики для <text:span text:style-name="T136">9</text:span> класів</text:p>
      <text:p text:style-name="P11"><text:span text:style-name="T115">в</text:span>читель Трубіцина А.Л.</text:p>
      <text:p text:style-name="P21"><text:span text:style-name="T73">201</text:span><text:span text:style-name="T74">9</text:span><text:span text:style-name="T73">-20</text:span><text:span text:style-name="T74">20</text:span><text:span text:style-name="T73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67">Інформатика навчальна програма для учнів </text:span><text:span text:style-name="T72">9</text:span><text:span text:style-name="T71"> </text:span><text:span text:style-name="T67">класу</text:span></text:p>
      <text:p text:style-name="P6">загальноосвітніх навчальних закладів <text:span text:style-name="T116">затверджена Міністерством освіти і науки України</text:span></text:p>
      <text:p text:style-name="P8">(Наказ МОН від <text:span text:style-name="T117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67">Погоджено на засіданні </text:span><text:span text:style-name="T68">Ш</text:span><text:span text:style-name="T67">МО <text:tab/><text:tab/><text:tab/>Погоджено на засіданні </text:span><text:span text:style-name="T68">Ш</text:span><text:span text:style-name="T67">МО</text:span></text:p>
      <text:p text:style-name="P5">протокол № _____ від ___________ р. <text:tab/><text:tab/><text:tab/>протокол № _____ від ___________ р.</text:p>
      <text:p text:style-name="P9"><text:span text:style-name="T65">кер. </text:span><text:span text:style-name="T126">Ш</text:span><text:span text:style-name="T65">МО _________________ В.В. Маляренко <text:tab/><text:tab/><text:tab/>кер. </text:span><text:span text:style-name="T126">Ш</text:span><text:span text:style-name="T65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12:08.918536698</dc:date>
    <meta:editing-duration>PT1H41M44S</meta:editing-duration>
    <meta:editing-cycles>71</meta:editing-cycles>
    <meta:generator>LibreOffice/6.3.1.2$Linux_X86_64 LibreOffice_project/30$Build-2</meta:generator>
    <meta:document-statistic meta:table-count="7" meta:image-count="0" meta:object-count="0" meta:page-count="8" meta:paragraph-count="367" meta:word-count="1430" meta:character-count="10419" meta:non-whitespace-character-count="9246"/>
  </office:meta>
</office:document-meta>
</file>